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ru" fo:country="RU" officeooo:rsid="000b27cb" officeooo:paragraph-rsid="007cc92a" fo:background-color="transparent" style:font-size-asian="12pt" style:font-size-complex="12pt"/>
    </style:style>
    <style:style style:name="P2" style:family="paragraph" style:parent-style-name="Standard"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Liberation Serif" fo:font-size="12pt" fo:language="ru" fo:country="RU" officeooo:rsid="0036bb49" officeooo:paragraph-rsid="00865abd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40pt" fo:language="ru" fo:country="RU" fo:font-weight="bold" officeooo:rsid="00865abd" officeooo:paragraph-rsid="00865abd" style:font-size-asian="40pt" style:font-weight-asian="bold" style:font-size-complex="40pt" style:font-weight-complex="bold"/>
    </style:style>
    <style:style style:name="P5" style:family="paragraph" style:parent-style-name="Standard">
      <style:text-properties style:font-name="Liberation Serif" fo:font-size="12pt" fo:language="ru" fo:country="RU" officeooo:rsid="0036bb49" officeooo:paragraph-rsid="00865abd" style:font-size-asian="12pt" style:font-size-complex="12pt"/>
    </style:style>
    <style:style style:name="T1" style:family="text">
      <style:text-properties fo:font-weight="normal" officeooo:rsid="002d0ad7" fo:background-color="transparent" loext:char-shading-value="0" style:font-weight-asian="normal" style:font-weight-complex="normal"/>
    </style:style>
    <style:style style:name="T2" style:family="text">
      <style:text-properties fo:language="en" fo:country="US" officeooo:rsid="0086c1c7" fo:background-color="transparent" loext:char-shading-value="0"/>
    </style:style>
    <style:style style:name="T3" style:family="text">
      <style:text-properties officeooo:rsid="000b27cb" fo:background-color="transparent" loext:char-shading-value="0"/>
    </style:style>
    <style:style style:name="T4" style:family="text">
      <style:text-properties officeooo:rsid="0086c1c7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ypeScript</text:p>
      <text:p text:style-name="P3"><text:span text:style-name="T1">---------------------------------------------------------------------------------------------------------------------------------------</text:span><text:span text:style-name="T3">#. </text:span><text:span text:style-name="T2">Decorators</text:span><text:span text:style-name="T4"> — экспериментальная фича</text:span></text:p>
      <text:p text:style-name="P3"><text:span text:style-name="T4"/>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<text:soft-page-break/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<text:soft-page-break/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>#. </text:p>
      <text:p text:style-name="P2">---------------------------------------------------------------------------------------------------------------------------------------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522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06-03T21:09:47.190905597</dc:date>
    <meta:editing-duration>PT6H35M47S</meta:editing-duration>
    <meta:editing-cycles>85</meta:editing-cycles>
    <meta:generator>LibreOffice/6.0.7.3$Linux_X86_64 LibreOffice_project/00m0$Build-3</meta:generator>
    <meta:document-statistic meta:table-count="0" meta:image-count="0" meta:object-count="0" meta:page-count="3" meta:paragraph-count="111" meta:word-count="115" meta:character-count="7770" meta:non-whitespace-character-count="7712"/>
  </office:meta>
</office:document-meta>
</file>